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Default"/>
        <table:table-row table:style-name="ro1">
          <table:table-cell table:style-name="ce1" table:number-columns-repeated="3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" table:number-columns-repeated="32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" table:number-columns-repeated="32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table:number-columns-repeated="32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32"/>
        </table:table-row>
        <table:table-row table:style-name="ro1"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style-name="ce2"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53:21.363000000</meta:creation-date>
    <dc:date>2018-01-31T11:08:58.277000000</dc:date>
    <meta:editing-duration>PT5M15S</meta:editing-duration>
    <meta:editing-cycles>1</meta:editing-cycles>
    <meta:document-statistic meta:table-count="1" meta:cell-count="272" meta:object-count="0"/>
    <meta:generator>LibreOffice/5.2.2.2$Windows_x86 LibreOffice_project/8f96e87c890bf8fa77463cd4b640a2312823f3ad</meta:generator>
  </office:meta>
</office:document-meta>
</file>